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674cm"/>
    </style:style>
    <style:style style:name="co4" style:family="table-column">
      <style:table-column-properties fo:break-before="auto" style:column-width="7.4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middle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="0.06pt solid #000000" style:vertical-align="middle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04" table:default-cell-style-name="ce3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5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8" office:value-type="string" calcext:value-type="string">
            <text:p>Controlled vocabulary for the GCOS Essential Climate Variables. Compiled at the Science and Technology Facilities Council (STFC) for the CLIPC Climate Information Portal, November 2015.</text:p>
          </table:table-cell>
          <table:table-cell table:style-name="ce9"/>
          <table:table-cell table:style-name="ce11" table:number-columns-repeated="1003"/>
          <table:table-cell table:style-name="ce12" table:number-columns-repeated="16"/>
        </table:table-row>
        <table:table-row table:style-name="ro2">
          <table:table-cell table:style-name="ce2" office:value-type="string" calcext:value-type="string">
            <text:p>domain</text:p>
          </table:table-cell>
          <table:table-cell table:style-name="ce5" office:value-type="string" calcext:value-type="string">
            <text:p>Domain</text:p>
          </table:table-cell>
          <table:table-cell table:style-name="ce6"/>
          <table:table-cell table:style-name="ce8" office:value-type="string" calcext:value-type="string">
            <text:p>Controlled vocabulary for the GCOS Domains. Compiled at the Science and Technology Facilities Council (STFC) for the CLIPC Climate Information Portal, November 2015.</text:p>
          </table:table-cell>
          <table:table-cell table:style-name="ce10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6:52:14.75527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6T09:02:24Z</meta:creation-date>
    <dc:date>2016-01-20T16:53:13.073088123</dc:date>
    <meta:editing-duration>PT9M42S</meta:editing-duration>
    <meta:editing-cycles>6</meta:editing-cycles>
    <meta:document-statistic meta:table-count="1" meta:cell-count="12" meta:object-count="0"/>
  </office:meta>
</office:document-meta>
</file>